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1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3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9cm" svg:height="0.962cm" svg:x="14.008cm" svg:y="4.559cm">
          <draw:text-box>
            <text:p><text:span text:style-name="T2">7</text:span></text:p>
          </draw:text-box>
        </draw:frame>
        <draw:custom-shape draw:style-name="gr3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11</text:span></text:p>
          </draw:text-box>
        </draw:frame>
        <draw:custom-shape draw:style-name="gr5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5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6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6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7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7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8" draw:text-style-name="P5" draw:layer="layout" svg:width="3.156cm" svg:height="1.28cm" svg:x="10.309cm" svg:y="18.555cm">
          <draw:text-box>
            <text:p><text:span text:style-name="T4">[0..10]</text:span></text:p>
          </draw:text-box>
        </draw:frame>
        <draw:frame draw:style-name="gr8" draw:text-style-name="P6" draw:layer="layout" svg:width="3.542cm" svg:height="1.204cm" svg:x="14.01cm" svg:y="18.555cm">
          <draw:text-box>
            <text:p text:style-name="P6"><text:span text:style-name="T5">sum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47:17.395459557</dc:date>
    <dc:creator>elucterio </dc:creator>
    <meta:editing-duration>P1DT1H24M12S</meta:editing-duration>
    <meta:editing-cycles>38</meta:editing-cycles>
    <meta:generator>LibreOffice/4.2.8.2$Linux_X86_64 LibreOffice_project/420m0$Build-2</meta:generator>
    <meta:document-statistic meta:object-count="76"/>
  </office:meta>
</office:document-meta>
</file>